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60%" draw:textarea-horizontal-align="justify" draw:textarea-vertical-align="middle" draw:auto-grow-height="false" fo:min-height="2.458cm" fo:min-width="4.208cm" fo:padding-bottom="2.03cm" draw:shadow-opacity="60%"/>
      <style:paragraph-properties style:writing-mode="lr-tb"/>
    </style:style>
    <style:style style:name="gr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.654cm" fo:min-width="0.404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svg:stroke-width="0.1cm" draw:marker-start-width="0.35cm" draw:marker-end-width="0.35cm" draw:fill="solid" draw:fill-color="#808080" draw:textarea-horizontal-align="justify" draw:textarea-vertical-align="middle" draw:auto-grow-height="false" fo:min-height="0.654cm" fo:min-width="0.404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svg:stroke-width="0.1cm" draw:marker-start-width="0.35cm" draw:marker-end-width="0.35cm" draw:fill="solid" draw:fill-color="#ffff00" draw:textarea-horizontal-align="justify" draw:textarea-vertical-align="middle" draw:auto-grow-height="false" fo:min-height="0.654cm" fo:min-width="0.404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.654cm" fo:min-width="0.404cm" fo:padding-top="0.175cm" fo:padding-bottom="0.175cm" fo:padding-left="0.3cm" fo:padding-right="0.3cm"/>
    </style:style>
    <style:style style:name="gr6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2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opacity="60%"/>
      <style:paragraph-properties fo:text-align="center" style:writing-mode="lr-tb"/>
    </style:style>
    <style:style style:name="P3" style:family="paragraph">
      <loext:graphic-properties draw:fill="solid" draw:fill-color="#808080"/>
      <style:paragraph-properties fo:text-align="center" style:writing-mode="lr-tb"/>
    </style:style>
    <style:style style:name="P4" style:family="paragraph">
      <loext:graphic-properties draw:fill="solid" draw:fill-color="#ffff00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3cm" svg:x="19cm" svg:y="7cm">
          <text:p text:style-name="P1">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cm" svg:height="3cm" svg:x="14cm" svg:y="7cm">
          <text:p text:style-name="P1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cm" svg:height="3cm" svg:x="9cm" svg:y="7cm">
          <text:p text:style-name="P1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cm" svg:height="3cm" svg:x="4cm" svg:y="7cm">
          <text:p text:style-name="P1">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custom-shape draw:style-name="gr2" draw:text-style-name="P1" draw:layer="layout" svg:width="1cm" svg:height="1cm" svg:x="7cm" svg:y="9cm">
              <text:p text:style-name="P1">+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1cm" svg:height="1cm" svg:x="6cm" svg:y="9cm">
              <text:p text:style-name="P1">+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1cm" svg:height="1cm" svg:x="4cm" svg:y="9cm">
              <text:p text:style-name="P1">*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1cm" svg:height="1cm" svg:x="5cm" svg:y="9cm">
              <text:p text:style-name="P1">+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draw:layer="layout" svg:width="1cm" svg:height="1cm" svg:x="8cm" svg:y="9cm">
              <text:p text:style-name="P1">\n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2" draw:text-style-name="P1" draw:layer="layout" svg:width="1cm" svg:height="1cm" svg:x="12cm" svg:y="9cm">
              <text:p text:style-name="P1">+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5" draw:layer="layout" svg:width="1cm" svg:height="1cm" svg:x="11cm" svg:y="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1cm" svg:height="1cm" svg:x="9cm" svg:y="9cm">
              <text:p text:style-name="P1">+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1cm" svg:height="1cm" svg:x="10cm" svg:y="9cm">
              <text:p text:style-name="P1">*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draw:layer="layout" svg:width="1cm" svg:height="1cm" svg:x="13cm" svg:y="9cm">
              <text:p text:style-name="P1">\n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2" draw:text-style-name="P1" draw:layer="layout" svg:width="1cm" svg:height="1cm" svg:x="17cm" svg:y="9cm">
              <text:p text:style-name="P1">+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1cm" svg:height="1cm" svg:x="16cm" svg:y="9cm">
              <text:p text:style-name="P1">*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1cm" svg:height="1cm" svg:x="14cm" svg:y="9cm">
              <text:p text:style-name="P1">+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5" draw:layer="layout" svg:width="1cm" svg:height="1cm" svg:x="15cm" svg:y="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draw:layer="layout" svg:width="1cm" svg:height="1cm" svg:x="18cm" svg:y="9cm">
              <text:p text:style-name="P1">\n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3" draw:text-style-name="P3" draw:layer="layout" svg:width="1cm" svg:height="1cm" svg:x="22cm" svg:y="9cm">
              <text:p text:style-name="P1">*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1cm" svg:height="1cm" svg:x="21cm" svg:y="9cm">
              <text:p text:style-name="P1">+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1cm" svg:height="1cm" svg:x="19cm" svg:y="9cm">
              <text:p text:style-name="P1">+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1cm" svg:height="1cm" svg:x="20cm" svg:y="9cm">
              <text:p text:style-name="P1">+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draw:layer="layout" svg:width="1cm" svg:height="1cm" svg:x="23cm" svg:y="9cm">
              <text:p text:style-name="P1">\n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6" draw:text-style-name="P5" draw:layer="layout" svg:x1="4.5cm" svg:y1="12cm" svg:x2="4.5cm" svg:y2="10.1cm">
              <text:p/>
            </draw:line>
            <draw:line draw:style-name="gr6" draw:text-style-name="P5" draw:layer="layout" svg:x1="10.5cm" svg:y1="12cm" svg:x2="10.5cm" svg:y2="10cm">
              <text:p/>
            </draw:line>
            <draw:line draw:style-name="gr6" draw:text-style-name="P5" draw:layer="layout" svg:x1="16.5cm" svg:y1="12cm" svg:x2="16.5cm" svg:y2="10cm">
              <text:p/>
            </draw:line>
            <draw:line draw:style-name="gr6" draw:text-style-name="P5" draw:layer="layout" svg:x1="22.5cm" svg:y1="12cm" svg:x2="22.5cm" svg:y2="10cm">
              <text:p/>
            </draw:line>
            <draw:g>
              <draw:frame draw:style-name="gr7" draw:text-style-name="P6" draw:layer="layout" svg:width="1.577cm" svg:height="0.962cm" svg:x="4cm" svg:y="12.08cm">
                <draw:text-box>
                  <text:p>0+1</text:p>
                </draw:text-box>
              </draw:frame>
              <draw:frame draw:style-name="gr7" draw:text-style-name="P6" draw:layer="layout" svg:width="1.577cm" svg:height="0.962cm" svg:x="10.02cm" svg:y="12.142cm">
                <draw:text-box>
                  <text:p>5+2</text:p>
                </draw:text-box>
              </draw:frame>
              <draw:frame draw:style-name="gr8" draw:text-style-name="P6" draw:layer="layout" svg:width="2.174cm" svg:height="0.962cm" svg:x="16cm" svg:y="12.08cm">
                <draw:text-box>
                  <text:p>5*2+3</text:p>
                </draw:text-box>
              </draw:frame>
            </draw:g>
            <draw:frame draw:style-name="gr8" draw:text-style-name="P6" draw:layer="layout" svg:width="2.174cm" svg:height="0.962cm" svg:x="22cm" svg:y="12.1cm">
              <draw:text-box>
                <text:p>5*3+4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7T21:48:08.174753529</meta:creation-date>
    <dc:date>2022-06-08T05:19:20.459768136</dc:date>
    <meta:editing-duration>PT31M56S</meta:editing-duration>
    <meta:editing-cycles>6</meta:editing-cycles>
    <meta:generator>LibreOffice/6.4.7.2$Linux_X86_64 LibreOffice_project/40$Build-2</meta:generator>
    <meta:document-statistic meta:object-count="38"/>
  </office:meta>
</office:document-meta>
</file>